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a33c2" officeooo:paragraph-rsid="011a33c2"/>
    </style:style>
    <style:style style:name="P31" style:family="paragraph" style:parent-style-name="Text_20_body">
      <style:text-properties fo:language="cs" fo:country="CZ" officeooo:rsid="011f0d3a" officeooo:paragraph-rsid="011f0d3a"/>
    </style:style>
    <style:style style:name="P32" style:family="paragraph" style:parent-style-name="Text_20_body">
      <style:text-properties fo:language="cs" fo:country="CZ" officeooo:rsid="0120d1c5" officeooo:paragraph-rsid="0120d1c5"/>
    </style:style>
    <style:style style:name="P33" style:family="paragraph" style:parent-style-name="Text_20_body">
      <style:text-properties fo:language="cs" fo:country="CZ" officeooo:rsid="01282528" officeooo:paragraph-rsid="01282528"/>
    </style:style>
    <style:style style:name="P34" style:family="paragraph" style:parent-style-name="Text_20_body">
      <style:text-properties fo:language="cs" fo:country="CZ" officeooo:rsid="013d3212" officeooo:paragraph-rsid="013d3212"/>
    </style:style>
    <style:style style:name="P35" style:family="paragraph" style:parent-style-name="Text_20_body">
      <style:text-properties fo:language="cs" fo:country="CZ" officeooo:rsid="01514b83" officeooo:paragraph-rsid="01514b83"/>
    </style:style>
    <style:style style:name="P36" style:family="paragraph" style:parent-style-name="Text_20_body">
      <style:text-properties fo:language="cs" fo:country="CZ" officeooo:rsid="016a7122" officeooo:paragraph-rsid="016a7122"/>
    </style:style>
    <style:style style:name="P37" style:family="paragraph" style:parent-style-name="Text_20_body">
      <style:text-properties fo:language="cs" fo:country="CZ" officeooo:rsid="016fd830" officeooo:paragraph-rsid="016fd830"/>
    </style:style>
    <style:style style:name="P38" style:family="paragraph" style:parent-style-name="Text_20_body">
      <style:text-properties fo:language="cs" fo:country="CZ" officeooo:rsid="017774b5" officeooo:paragraph-rsid="017774b5"/>
    </style:style>
    <style:style style:name="P39" style:family="paragraph" style:parent-style-name="Text_20_body">
      <style:text-properties fo:language="cs" fo:country="CZ" officeooo:rsid="01883c63" officeooo:paragraph-rsid="01883c63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1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2" style:family="paragraph" style:parent-style-name="Text_20_body">
      <style:text-properties fo:language="cs" fo:country="CZ" officeooo:rsid="0212a1c5" officeooo:paragraph-rsid="0212a1c5"/>
    </style:style>
    <style:style style:name="P43" style:family="paragraph" style:parent-style-name="Text_20_body">
      <style:text-properties fo:language="cs" fo:country="CZ" officeooo:rsid="022cbe4a" officeooo:paragraph-rsid="022cbe4a"/>
    </style:style>
    <style:style style:name="P44" style:family="paragraph" style:parent-style-name="Text_20_body">
      <style:text-properties fo:language="cs" fo:country="CZ" officeooo:rsid="0235c73b" officeooo:paragraph-rsid="0235c73b"/>
    </style:style>
    <style:style style:name="P45" style:family="paragraph" style:parent-style-name="Text_20_body">
      <style:text-properties fo:language="cs" fo:country="CZ" officeooo:rsid="025b1824" officeooo:paragraph-rsid="025b1824"/>
    </style:style>
    <style:style style:name="P46" style:family="paragraph" style:parent-style-name="Text_20_body">
      <style:text-properties fo:language="cs" fo:country="CZ" officeooo:rsid="02842596" officeooo:paragraph-rsid="02842596"/>
    </style:style>
    <style:style style:name="P47" style:family="paragraph" style:parent-style-name="Text_20_body">
      <style:text-properties fo:language="cs" fo:country="CZ" officeooo:rsid="0271f348" officeooo:paragraph-rsid="0271f348"/>
    </style:style>
    <style:style style:name="P48" style:family="paragraph" style:parent-style-name="Text_20_body">
      <style:text-properties fo:language="cs" fo:country="CZ" officeooo:rsid="028d8238" officeooo:paragraph-rsid="028d8238"/>
    </style:style>
    <style:style style:name="P49" style:family="paragraph" style:parent-style-name="Text_20_body">
      <style:text-properties fo:language="cs" fo:country="CZ" officeooo:rsid="029a4fac" officeooo:paragraph-rsid="029a4fac"/>
    </style:style>
    <style:style style:name="P50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51" style:family="paragraph" style:parent-style-name="Text_20_body">
      <style:text-properties fo:language="cs" fo:country="CZ" officeooo:rsid="02c55d12" officeooo:paragraph-rsid="02c55d12"/>
    </style:style>
    <style:style style:name="P52" style:family="paragraph" style:parent-style-name="Text_20_body">
      <style:text-properties fo:language="cs" fo:country="CZ" officeooo:rsid="02cb3b8b" officeooo:paragraph-rsid="02cb3b8b"/>
    </style:style>
    <style:style style:name="P53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4" style:family="paragraph" style:parent-style-name="Text_20_body">
      <style:text-properties fo:language="cs" fo:country="CZ" officeooo:rsid="03268ba2" officeooo:paragraph-rsid="03268ba2"/>
    </style:style>
    <style:style style:name="P55" style:family="paragraph" style:parent-style-name="Text_20_body">
      <style:text-properties fo:language="cs" fo:country="CZ" officeooo:rsid="032d3046" officeooo:paragraph-rsid="032d3046"/>
    </style:style>
    <style:style style:name="P56" style:family="paragraph" style:parent-style-name="Text_20_body">
      <style:text-properties fo:language="cs" fo:country="CZ" officeooo:rsid="0335bf5b" officeooo:paragraph-rsid="0335bf5b"/>
    </style:style>
    <style:style style:name="P57" style:family="paragraph" style:parent-style-name="Text_20_body">
      <style:text-properties fo:language="cs" fo:country="CZ" officeooo:rsid="03439556" officeooo:paragraph-rsid="03439556"/>
    </style:style>
    <style:style style:name="P58" style:family="paragraph" style:parent-style-name="Text_20_body">
      <style:text-properties fo:language="cs" fo:country="CZ" officeooo:rsid="034a45f7" officeooo:paragraph-rsid="034a45f7"/>
    </style:style>
    <style:style style:name="P59" style:family="paragraph" style:parent-style-name="Text_20_body">
      <style:text-properties fo:language="cs" fo:country="CZ" officeooo:rsid="034f4267" officeooo:paragraph-rsid="034f4267"/>
    </style:style>
    <style:style style:name="P60" style:family="paragraph" style:parent-style-name="Text_20_body">
      <style:text-properties fo:language="cs" fo:country="CZ" officeooo:rsid="03524c3b" officeooo:paragraph-rsid="03524c3b"/>
    </style:style>
    <style:style style:name="P61" style:family="paragraph" style:parent-style-name="Text_20_body">
      <style:text-properties fo:language="cs" fo:country="CZ" officeooo:rsid="0359c5e6" officeooo:paragraph-rsid="0359c5e6"/>
    </style:style>
    <style:style style:name="P62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3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4" style:family="paragraph" style:parent-style-name="Table_20_Contents">
      <style:text-properties fo:language="cs" fo:country="CZ" officeooo:rsid="015f7f8e" officeooo:paragraph-rsid="00ebe5a0"/>
    </style:style>
    <style:style style:name="P65" style:family="paragraph" style:parent-style-name="Table_20_Contents">
      <style:text-properties fo:language="cs" fo:country="CZ" officeooo:rsid="03ee674e" officeooo:paragraph-rsid="03ee674e"/>
    </style:style>
    <style:style style:name="P66" style:family="paragraph" style:parent-style-name="Table_20_Contents">
      <style:text-properties fo:language="cs" fo:country="CZ" officeooo:rsid="03f026db" officeooo:paragraph-rsid="03f026db"/>
    </style:style>
    <style:style style:name="P67" style:family="paragraph" style:parent-style-name="Text_20_body">
      <style:text-properties fo:language="cs" fo:country="CZ" officeooo:rsid="0248e990" officeooo:paragraph-rsid="0248e990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69" style:family="paragraph" style:parent-style-name="Table_20_Contents">
      <style:text-properties officeooo:rsid="03db386b" officeooo:paragraph-rsid="03db386b"/>
    </style:style>
    <style:style style:name="P70" style:family="paragraph" style:parent-style-name="Text_20_body">
      <style:text-properties officeooo:rsid="03c5b587" officeooo:paragraph-rsid="03c5b587"/>
    </style:style>
    <style:style style:name="P71" style:family="paragraph" style:parent-style-name="Text_20_body">
      <style:text-properties officeooo:rsid="03cd0c03" officeooo:paragraph-rsid="03cd0c03"/>
    </style:style>
    <style:style style:name="P72" style:family="paragraph" style:parent-style-name="Text_20_body">
      <style:text-properties officeooo:rsid="03cff28c" officeooo:paragraph-rsid="03cff28c"/>
    </style:style>
    <style:style style:name="P73" style:family="paragraph" style:parent-style-name="Text_20_body">
      <style:text-properties officeooo:rsid="03d6086e" officeooo:paragraph-rsid="03d6086e"/>
    </style:style>
    <style:style style:name="P74" style:family="paragraph" style:parent-style-name="Text_20_body">
      <style:text-properties officeooo:paragraph-rsid="03d8dd19"/>
    </style:style>
    <style:style style:name="P75" style:family="paragraph" style:parent-style-name="Text_20_body">
      <style:text-properties officeooo:rsid="03f1c172" officeooo:paragraph-rsid="03f1c172"/>
    </style:style>
    <style:style style:name="P76" style:family="paragraph" style:parent-style-name="Text_20_body">
      <style:text-properties officeooo:rsid="03f66a6c" officeooo:paragraph-rsid="03f66a6c"/>
    </style:style>
    <style:style style:name="P77" style:family="paragraph" style:parent-style-name="Text_20_body">
      <style:text-properties officeooo:rsid="03f66f8a" officeooo:paragraph-rsid="03f66f8a"/>
    </style:style>
    <style:style style:name="P78" style:family="paragraph" style:parent-style-name="Text_20_body">
      <style:text-properties officeooo:rsid="03f71255" officeooo:paragraph-rsid="03fcce5c"/>
    </style:style>
    <style:style style:name="P79" style:family="paragraph" style:parent-style-name="Heading_20_1">
      <style:text-properties fo:language="cs" fo:country="CZ" officeooo:rsid="0019b25a" officeooo:paragraph-rsid="0019b25a"/>
    </style:style>
    <style:style style:name="P80" style:family="paragraph" style:parent-style-name="Heading_20_1">
      <style:text-properties fo:language="cs" fo:country="CZ" officeooo:rsid="00255713" officeooo:paragraph-rsid="00255713"/>
    </style:style>
    <style:style style:name="P81" style:family="paragraph" style:parent-style-name="Heading_20_1">
      <style:text-properties fo:language="cs" fo:country="CZ" officeooo:rsid="03789083" officeooo:paragraph-rsid="03789083"/>
    </style:style>
    <style:style style:name="P82" style:family="paragraph" style:parent-style-name="Heading_20_1">
      <style:text-properties officeooo:paragraph-rsid="00cea2c5"/>
    </style:style>
    <style:style style:name="P83" style:family="paragraph" style:parent-style-name="Heading_20_2">
      <style:text-properties fo:language="cs" fo:country="CZ" officeooo:paragraph-rsid="003f11c2"/>
    </style:style>
    <style:style style:name="P84" style:family="paragraph" style:parent-style-name="Heading_20_2">
      <style:text-properties fo:language="cs" fo:country="CZ" officeooo:rsid="0110bc50" officeooo:paragraph-rsid="0110bc50"/>
    </style:style>
    <style:style style:name="P85" style:family="paragraph" style:parent-style-name="Heading_20_2">
      <style:text-properties fo:language="cs" fo:country="CZ" officeooo:paragraph-rsid="00c186da"/>
    </style:style>
    <style:style style:name="P86" style:family="paragraph" style:parent-style-name="Heading_20_2">
      <style:text-properties fo:language="cs" fo:country="CZ" officeooo:rsid="019cb36e" officeooo:paragraph-rsid="019cb36e"/>
    </style:style>
    <style:style style:name="P87" style:family="paragraph" style:parent-style-name="Heading_20_2">
      <style:text-properties fo:language="cs" fo:country="CZ" officeooo:rsid="021204f5" officeooo:paragraph-rsid="021204f5"/>
    </style:style>
    <style:style style:name="P88" style:family="paragraph" style:parent-style-name="Heading_20_2">
      <style:text-properties fo:language="cs" fo:country="CZ" officeooo:rsid="0259c1d9" officeooo:paragraph-rsid="0259c1d9"/>
    </style:style>
    <style:style style:name="P89" style:family="paragraph" style:parent-style-name="Heading_20_2">
      <style:text-properties fo:language="cs" fo:country="CZ" officeooo:rsid="03278d72" officeooo:paragraph-rsid="03278d72"/>
    </style:style>
    <style:style style:name="P90" style:family="paragraph" style:parent-style-name="Heading_20_2">
      <style:text-properties officeooo:rsid="03d8dd19" officeooo:paragraph-rsid="03d8dd19"/>
    </style:style>
    <style:style style:name="P91" style:family="paragraph" style:parent-style-name="Heading_20_2">
      <style:text-properties officeooo:rsid="03c305e8" officeooo:paragraph-rsid="03c305e8"/>
    </style:style>
    <style:style style:name="P92" style:family="paragraph" style:parent-style-name="Heading_20_3">
      <style:text-properties fo:language="cs" fo:country="CZ" officeooo:rsid="00a427b5" officeooo:paragraph-rsid="00a427b5"/>
    </style:style>
    <style:style style:name="P93" style:family="paragraph" style:parent-style-name="Heading_20_3">
      <style:text-properties fo:language="cs" fo:country="CZ" officeooo:rsid="01389d69" officeooo:paragraph-rsid="01389d69"/>
    </style:style>
    <style:style style:name="P94" style:family="paragraph" style:parent-style-name="Heading_20_3">
      <style:text-properties fo:language="cs" fo:country="CZ" officeooo:rsid="02654bbb" officeooo:paragraph-rsid="02654bbb"/>
    </style:style>
    <style:style style:name="P95" style:family="paragraph" style:parent-style-name="Heading_20_3">
      <style:text-properties fo:language="cs" fo:country="CZ" officeooo:rsid="02654bbb" officeooo:paragraph-rsid="03387518"/>
    </style:style>
    <style:style style:name="P96" style:family="paragraph" style:parent-style-name="Heading_20_3">
      <style:text-properties fo:language="cs" fo:country="CZ" officeooo:rsid="0329d3b1" officeooo:paragraph-rsid="0329d3b1"/>
    </style:style>
    <style:style style:name="P97" style:family="paragraph" style:parent-style-name="Heading_20_3">
      <style:text-properties fo:language="cs" fo:country="CZ" officeooo:rsid="02d3f3f6" officeooo:paragraph-rsid="02d3f3f6"/>
    </style:style>
    <style:style style:name="P98" style:family="paragraph" style:parent-style-name="Heading_20_3">
      <style:text-properties fo:language="cs" fo:country="CZ" officeooo:rsid="0358b5ba" officeooo:paragraph-rsid="0358b5ba"/>
    </style:style>
    <style:style style:name="P99" style:family="paragraph" style:parent-style-name="Heading_20_3">
      <style:text-properties fo:language="cs" fo:country="CZ" officeooo:rsid="035d1f92" officeooo:paragraph-rsid="035d1f92"/>
    </style:style>
    <style:style style:name="P100" style:family="paragraph" style:parent-style-name="Heading_20_4">
      <style:text-properties fo:language="cs" fo:country="CZ" officeooo:rsid="0269f355" officeooo:paragraph-rsid="0269f355"/>
    </style:style>
    <style:style style:name="P101" style:family="paragraph" style:parent-style-name="Heading_20_4">
      <style:text-properties fo:language="cs" fo:country="CZ" officeooo:rsid="02887947" officeooo:paragraph-rsid="02887947"/>
    </style:style>
    <style:style style:name="P102" style:family="paragraph" style:parent-style-name="Heading_20_4">
      <style:text-properties fo:language="cs" fo:country="CZ" officeooo:rsid="028be245" officeooo:paragraph-rsid="028be245"/>
    </style:style>
    <style:style style:name="P103" style:family="paragraph" style:parent-style-name="Heading_20_4">
      <style:text-properties fo:language="cs" fo:country="CZ" officeooo:rsid="02a1e6a7" officeooo:paragraph-rsid="02a1e6a7"/>
    </style:style>
    <style:style style:name="P104" style:family="paragraph" style:parent-style-name="Heading_20_4">
      <style:text-properties fo:language="cs" fo:country="CZ" officeooo:rsid="02baa835" officeooo:paragraph-rsid="02baa835"/>
    </style:style>
    <style:style style:name="P105" style:family="paragraph" style:parent-style-name="Heading_20_4">
      <style:text-properties fo:language="cs" fo:country="CZ" officeooo:rsid="02c8dcb6" officeooo:paragraph-rsid="02c8dcb6"/>
    </style:style>
    <style:style style:name="P106" style:family="paragraph" style:parent-style-name="Heading_20_4">
      <style:text-properties fo:language="cs" fo:country="CZ" officeooo:rsid="0325c106" officeooo:paragraph-rsid="0325c106"/>
    </style:style>
    <style:style style:name="P107" style:family="paragraph" style:parent-style-name="Heading_20_4">
      <style:text-properties fo:language="cs" fo:country="CZ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4bc6b"/>
    </style:style>
    <style:style style:name="T76" style:family="text">
      <style:text-properties officeooo:rsid="01757b6e"/>
    </style:style>
    <style:style style:name="T77" style:family="text">
      <style:text-properties officeooo:rsid="017ef05e"/>
    </style:style>
    <style:style style:name="T78" style:family="text">
      <style:text-properties officeooo:rsid="01805e3b"/>
    </style:style>
    <style:style style:name="T79" style:family="text">
      <style:text-properties officeooo:rsid="01814ec0"/>
    </style:style>
    <style:style style:name="T80" style:family="text">
      <style:text-properties officeooo:rsid="0182681b"/>
    </style:style>
    <style:style style:name="T81" style:family="text">
      <style:text-properties officeooo:rsid="0186b446"/>
    </style:style>
    <style:style style:name="T82" style:family="text">
      <style:text-properties officeooo:rsid="018dd766"/>
    </style:style>
    <style:style style:name="T83" style:family="text">
      <style:text-properties officeooo:rsid="018e4805"/>
    </style:style>
    <style:style style:name="T84" style:family="text">
      <style:text-properties officeooo:rsid="0191bd16"/>
    </style:style>
    <style:style style:name="T85" style:family="text">
      <style:text-properties officeooo:rsid="0192edb6"/>
    </style:style>
    <style:style style:name="T86" style:family="text">
      <style:text-properties officeooo:rsid="019d50d3"/>
    </style:style>
    <style:style style:name="T87" style:family="text">
      <style:text-properties officeooo:rsid="01a2b2fb"/>
    </style:style>
    <style:style style:name="T88" style:family="text">
      <style:text-properties officeooo:rsid="01a61afa"/>
    </style:style>
    <style:style style:name="T89" style:family="text">
      <style:text-properties officeooo:rsid="01a87c87"/>
    </style:style>
    <style:style style:name="T90" style:family="text">
      <style:text-properties officeooo:rsid="01a910ce"/>
    </style:style>
    <style:style style:name="T91" style:family="text">
      <style:text-properties officeooo:rsid="01ab6ba6"/>
    </style:style>
    <style:style style:name="T92" style:family="text">
      <style:text-properties officeooo:rsid="01acf897"/>
    </style:style>
    <style:style style:name="T93" style:family="text">
      <style:text-properties officeooo:rsid="01aeb0d8"/>
    </style:style>
    <style:style style:name="T94" style:family="text">
      <style:text-properties officeooo:rsid="01b17196"/>
    </style:style>
    <style:style style:name="T95" style:family="text">
      <style:text-properties officeooo:rsid="01b33a82"/>
    </style:style>
    <style:style style:name="T96" style:family="text">
      <style:text-properties officeooo:rsid="01b3855a"/>
    </style:style>
    <style:style style:name="T97" style:family="text">
      <style:text-properties officeooo:rsid="01b93c67"/>
    </style:style>
    <style:style style:name="T98" style:family="text">
      <style:text-properties officeooo:rsid="01ba4884"/>
    </style:style>
    <style:style style:name="T99" style:family="text">
      <style:text-properties officeooo:rsid="01bbb4bc"/>
    </style:style>
    <style:style style:name="T100" style:family="text">
      <style:text-properties officeooo:rsid="01c3f2a6"/>
    </style:style>
    <style:style style:name="T101" style:family="text">
      <style:text-properties officeooo:rsid="01c43760"/>
    </style:style>
    <style:style style:name="T102" style:family="text">
      <style:text-properties officeooo:rsid="01c47d96"/>
    </style:style>
    <style:style style:name="T103" style:family="text">
      <style:text-properties officeooo:rsid="01d0d67a"/>
    </style:style>
    <style:style style:name="T104" style:family="text">
      <style:text-properties officeooo:rsid="01d38ca9"/>
    </style:style>
    <style:style style:name="T105" style:family="text">
      <style:text-properties officeooo:rsid="01d51b8f"/>
    </style:style>
    <style:style style:name="T106" style:family="text">
      <style:text-properties officeooo:rsid="01d64c6e"/>
    </style:style>
    <style:style style:name="T107" style:family="text">
      <style:text-properties officeooo:rsid="01d77ca1"/>
    </style:style>
    <style:style style:name="T108" style:family="text">
      <style:text-properties officeooo:rsid="01d7a51c"/>
    </style:style>
    <style:style style:name="T109" style:family="text">
      <style:text-properties officeooo:rsid="01eaa16a"/>
    </style:style>
    <style:style style:name="T110" style:family="text">
      <style:text-properties officeooo:rsid="01f78963"/>
    </style:style>
    <style:style style:name="T111" style:family="text">
      <style:text-properties officeooo:rsid="01f87e20"/>
    </style:style>
    <style:style style:name="T112" style:family="text">
      <style:text-properties officeooo:rsid="01f9c8ce"/>
    </style:style>
    <style:style style:name="T113" style:family="text">
      <style:text-properties officeooo:rsid="01fcc157"/>
    </style:style>
    <style:style style:name="T114" style:family="text">
      <style:text-properties officeooo:rsid="0205b547"/>
    </style:style>
    <style:style style:name="T115" style:family="text">
      <style:text-properties officeooo:rsid="020cacdb"/>
    </style:style>
    <style:style style:name="T116" style:family="text">
      <style:text-properties officeooo:rsid="022abc92"/>
    </style:style>
    <style:style style:name="T117" style:family="text">
      <style:text-properties officeooo:rsid="022c0fda"/>
    </style:style>
    <style:style style:name="T118" style:family="text">
      <style:text-properties officeooo:rsid="023208b1"/>
    </style:style>
    <style:style style:name="T119" style:family="text">
      <style:text-properties officeooo:rsid="02327672"/>
    </style:style>
    <style:style style:name="T120" style:family="text">
      <style:text-properties officeooo:rsid="0237d942"/>
    </style:style>
    <style:style style:name="T121" style:family="text">
      <style:text-properties officeooo:rsid="023b247d"/>
    </style:style>
    <style:style style:name="T122" style:family="text">
      <style:text-properties officeooo:rsid="023e244d"/>
    </style:style>
    <style:style style:name="T123" style:family="text">
      <style:text-properties officeooo:rsid="024a794e"/>
    </style:style>
    <style:style style:name="T124" style:family="text">
      <style:text-properties officeooo:rsid="024b7d89"/>
    </style:style>
    <style:style style:name="T125" style:family="text">
      <style:text-properties officeooo:rsid="02674401"/>
    </style:style>
    <style:style style:name="T126" style:family="text">
      <style:text-properties officeooo:rsid="02743386"/>
    </style:style>
    <style:style style:name="T127" style:family="text">
      <style:text-properties officeooo:rsid="0275484a"/>
    </style:style>
    <style:style style:name="T128" style:family="text">
      <style:text-properties officeooo:rsid="027d7490"/>
    </style:style>
    <style:style style:name="T129" style:family="text">
      <style:text-properties officeooo:rsid="0284b58b"/>
    </style:style>
    <style:style style:name="T130" style:family="text">
      <style:text-properties officeooo:rsid="02861865"/>
    </style:style>
    <style:style style:name="T131" style:family="text">
      <style:text-properties officeooo:rsid="029c4a1b"/>
    </style:style>
    <style:style style:name="T132" style:family="text">
      <style:text-properties officeooo:rsid="02a52e00"/>
    </style:style>
    <style:style style:name="T133" style:family="text">
      <style:text-properties officeooo:rsid="02a65610"/>
    </style:style>
    <style:style style:name="T134" style:family="text">
      <style:text-properties officeooo:rsid="02a79dba"/>
    </style:style>
    <style:style style:name="T135" style:family="text">
      <style:text-properties officeooo:rsid="02ae1e1c"/>
    </style:style>
    <style:style style:name="T136" style:family="text">
      <style:text-properties officeooo:rsid="02b0c6c7"/>
    </style:style>
    <style:style style:name="T137" style:family="text">
      <style:text-properties officeooo:rsid="02b0fa10"/>
    </style:style>
    <style:style style:name="T138" style:family="text">
      <style:text-properties officeooo:rsid="02b2aab4"/>
    </style:style>
    <style:style style:name="T139" style:family="text">
      <style:text-properties officeooo:rsid="02ccaa0f"/>
    </style:style>
    <style:style style:name="T140" style:family="text">
      <style:text-properties officeooo:rsid="02d44a59"/>
    </style:style>
    <style:style style:name="T141" style:family="text">
      <style:text-properties officeooo:rsid="02df4bfe"/>
    </style:style>
    <style:style style:name="T142" style:family="text">
      <style:text-properties officeooo:rsid="02e8ee49"/>
    </style:style>
    <style:style style:name="T143" style:family="text">
      <style:text-properties officeooo:rsid="02eaee15"/>
    </style:style>
    <style:style style:name="T144" style:family="text">
      <style:text-properties officeooo:rsid="02ec0f7d"/>
    </style:style>
    <style:style style:name="T145" style:family="text">
      <style:text-properties officeooo:rsid="02ec47fa"/>
    </style:style>
    <style:style style:name="T146" style:family="text">
      <style:text-properties officeooo:rsid="02ee3598"/>
    </style:style>
    <style:style style:name="T147" style:family="text">
      <style:text-properties officeooo:rsid="02f29977"/>
    </style:style>
    <style:style style:name="T148" style:family="text">
      <style:text-properties officeooo:rsid="030067d5"/>
    </style:style>
    <style:style style:name="T149" style:family="text">
      <style:text-properties officeooo:rsid="030b6a49"/>
    </style:style>
    <style:style style:name="T150" style:family="text">
      <style:text-properties officeooo:rsid="030c3d2b"/>
    </style:style>
    <style:style style:name="T151" style:family="text">
      <style:text-properties officeooo:rsid="030f2371"/>
    </style:style>
    <style:style style:name="T152" style:family="text">
      <style:text-properties officeooo:rsid="0316f4ba"/>
    </style:style>
    <style:style style:name="T153" style:family="text">
      <style:text-properties officeooo:rsid="031bccd9"/>
    </style:style>
    <style:style style:name="T154" style:family="text">
      <style:text-properties officeooo:rsid="032021c6"/>
    </style:style>
    <style:style style:name="T155" style:family="text">
      <style:text-properties officeooo:rsid="0320d869"/>
    </style:style>
    <style:style style:name="T156" style:family="text">
      <style:text-properties officeooo:rsid="032164c2"/>
    </style:style>
    <style:style style:name="T157" style:family="text">
      <style:text-properties officeooo:rsid="03229885"/>
    </style:style>
    <style:style style:name="T158" style:family="text">
      <style:text-properties officeooo:rsid="0328a273"/>
    </style:style>
    <style:style style:name="T159" style:family="text">
      <style:text-properties officeooo:rsid="0329d3b1"/>
    </style:style>
    <style:style style:name="T160" style:family="text">
      <style:text-properties officeooo:rsid="032c57f3"/>
    </style:style>
    <style:style style:name="T161" style:family="text">
      <style:text-properties officeooo:rsid="0331b8e9"/>
    </style:style>
    <style:style style:name="T162" style:family="text">
      <style:text-properties officeooo:rsid="0331eb39"/>
    </style:style>
    <style:style style:name="T163" style:family="text">
      <style:text-properties officeooo:rsid="0337df18"/>
    </style:style>
    <style:style style:name="T164" style:family="text">
      <style:text-properties officeooo:rsid="03388719"/>
    </style:style>
    <style:style style:name="T165" style:family="text">
      <style:text-properties officeooo:rsid="03395889"/>
    </style:style>
    <style:style style:name="T166" style:family="text">
      <style:text-properties officeooo:rsid="0344ae35"/>
    </style:style>
    <style:style style:name="T167" style:family="text">
      <style:text-properties officeooo:rsid="034b04b2"/>
    </style:style>
    <style:style style:name="T168" style:family="text">
      <style:text-properties officeooo:rsid="03538183"/>
    </style:style>
    <style:style style:name="T169" style:family="text">
      <style:text-properties officeooo:rsid="03592a49"/>
    </style:style>
    <style:style style:name="T170" style:family="text">
      <style:text-properties officeooo:rsid="035a7f44"/>
    </style:style>
    <style:style style:name="T171" style:family="text">
      <style:text-properties officeooo:rsid="035b7699"/>
    </style:style>
    <style:style style:name="T172" style:family="text">
      <style:text-properties officeooo:rsid="035e0583"/>
    </style:style>
    <style:style style:name="T173" style:family="text">
      <style:text-properties officeooo:rsid="03616da3"/>
    </style:style>
    <style:style style:name="T174" style:family="text">
      <style:text-properties officeooo:rsid="03635b3b"/>
    </style:style>
    <style:style style:name="T175" style:family="text">
      <style:text-properties officeooo:rsid="0365087e"/>
    </style:style>
    <style:style style:name="T176" style:family="text">
      <style:text-properties officeooo:rsid="03660fb6"/>
    </style:style>
    <style:style style:name="T177" style:family="text">
      <style:text-properties officeooo:rsid="03693fd0"/>
    </style:style>
    <style:style style:name="T178" style:family="text">
      <style:text-properties officeooo:rsid="036aef80"/>
    </style:style>
    <style:style style:name="T179" style:family="text">
      <style:text-properties officeooo:rsid="036cfc48"/>
    </style:style>
    <style:style style:name="T180" style:family="text">
      <style:text-properties officeooo:rsid="036e4c22"/>
    </style:style>
    <style:style style:name="T181" style:family="text">
      <style:text-properties style:text-line-through-style="none" style:text-line-through-type="none" officeooo:rsid="036e4c22"/>
    </style:style>
    <style:style style:name="T182" style:family="text">
      <style:text-properties style:text-line-through-style="none" style:text-line-through-type="none" officeooo:rsid="03730dd9"/>
    </style:style>
    <style:style style:name="T183" style:family="text">
      <style:text-properties officeooo:rsid="03825414"/>
    </style:style>
    <style:style style:name="T184" style:family="text">
      <style:text-properties officeooo:rsid="038373af"/>
    </style:style>
    <style:style style:name="T185" style:family="text">
      <style:text-properties officeooo:rsid="0385f9a5"/>
    </style:style>
    <style:style style:name="T186" style:family="text">
      <style:text-properties officeooo:rsid="0387aaa5"/>
    </style:style>
    <style:style style:name="T187" style:family="text">
      <style:text-properties officeooo:rsid="0387e0e6"/>
    </style:style>
    <style:style style:name="T188" style:family="text">
      <style:text-properties officeooo:rsid="038929c9"/>
    </style:style>
    <style:style style:name="T189" style:family="text">
      <style:text-properties officeooo:rsid="038f3d1f"/>
    </style:style>
    <style:style style:name="T190" style:family="text">
      <style:text-properties officeooo:rsid="038f4ec5"/>
    </style:style>
    <style:style style:name="T191" style:family="text">
      <style:text-properties officeooo:rsid="03926193"/>
    </style:style>
    <style:style style:name="T192" style:family="text">
      <style:text-properties officeooo:rsid="03a49153"/>
    </style:style>
    <style:style style:name="T193" style:family="text">
      <style:text-properties officeooo:rsid="03a4bb00"/>
    </style:style>
    <style:style style:name="T194" style:family="text">
      <style:text-properties officeooo:rsid="03a66b47"/>
    </style:style>
    <style:style style:name="T195" style:family="text">
      <style:text-properties officeooo:rsid="03b8d128"/>
    </style:style>
    <style:style style:name="T196" style:family="text">
      <style:text-properties officeooo:rsid="03b93d1b"/>
    </style:style>
    <style:style style:name="T197" style:family="text">
      <style:text-properties officeooo:rsid="03bb6650"/>
    </style:style>
    <style:style style:name="T198" style:family="text">
      <style:text-properties officeooo:rsid="03bd594a"/>
    </style:style>
    <style:style style:name="T199" style:family="text">
      <style:text-properties fo:language="cs" fo:country="CZ" officeooo:rsid="00c0429c"/>
    </style:style>
    <style:style style:name="T200" style:family="text">
      <style:text-properties fo:language="cs" fo:country="CZ" officeooo:rsid="00265d0d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719cc"/>
    </style:style>
    <style:style style:name="T222" style:family="text">
      <style:text-properties officeooo:rsid="03fc76d8"/>
    </style:style>
    <style:style style:name="T223" style:family="text">
      <style:text-properties officeooo:rsid="03fcce5c"/>
    </style:style>
    <style:style style:name="T224" style:family="text">
      <style:text-properties officeooo:rsid="0404274a"/>
    </style:style>
    <style:style style:name="T225" style:family="text">
      <style:text-properties officeooo:rsid="040bae6e"/>
    </style:style>
    <style:style style:name="T226" style:family="text">
      <style:text-properties officeooo:rsid="040c5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79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3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8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2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0" text:outline-level="1"><text:span text:style-name="T54">2. </text:span>Sí<text:span text:style-name="T7">ťový protokol</text:span></text:h>
      <text:h text:style-name="P84" text:outline-level="2">2.1 <text:span text:style-name="T57">Formát zpráv</text:span></text:h>
      <text:p text:style-name="P30">Každá zpráva <text:span text:style-name="T59">je ve tvaru:</text:span></text:p>
      <text:p text:style-name="P31">PREFIX ; ZPRÁVA ; DATA</text:p>
      <text:p text:style-name="P32">PREFIX = <text:span text:style-name="T192">počet bytů, kolik </text:span><text:span text:style-name="T193">je třeba přečíst </text:span><text:span text:style-name="T194">(bez prefixu)</text:span></text:p>
      <text:p text:style-name="P33">ZPRÁVA = <text:span text:style-name="T60">jedinečný identifikátor zprávy</text:span></text:p>
      <text:h text:style-name="P85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65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6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4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93" text:outline-level="3" text:is-list-header="true"/>
      <text:h text:style-name="P93" text:outline-level="3">2.2.<text:span text:style-name="T61">1 Význam argumentů</text:span></text:h>
      <text:p text:style-name="P34"><text:span text:style-name="T62">USERNAME</text:span> <text:span text:style-name="T63">= </text:span><text:span text:style-name="T64">uživatelské jméno, </text:span><text:span text:style-name="T65">UTF-8 string</text:span></text:p>
      <text:p text:style-name="P35">INDEX = <text:span text:style-name="T68">index v </text:span><text:span text:style-name="T69">hrací ploše na dané políčko, </text:span><text:span text:style-name="T75">4B unsigned integer</text:span></text:p>
      <text:p text:style-name="P36">STATE = <text:span text:style-name="T72">současný stav hráče v</text:span><text:span text:style-name="T73">e hře </text:span><text:span text:style-name="T195">(jako číslo)</text:span></text:p>
      <text:p text:style-name="P37">COLOR = <text:span text:style-name="T74">barva hráče, </text:span><text:span text:style-name="T76">4B unsigned integer, </text:span><text:span text:style-name="T77">hodnoty: 0 </text:span><text:span text:style-name="T78">(prázdná)</text:span><text:span text:style-name="T77">, 1 </text:span><text:span text:style-name="T79">(</text:span><text:span text:style-name="T80">červená)</text:span><text:span text:style-name="T77">, </text:span><text:span text:style-name="T78">2 </text:span><text:span text:style-name="T80">(modrá)</text:span></text:p>
      <text:p text:style-name="P38">BOARD = <text:span text:style-name="T81">24 byte struktura, </text:span><text:span text:style-name="T82">obsahující </text:span><text:span text:style-name="T83">jednu </text:span><text:span text:style-name="T84">hodnotu barvy (0, 1, 2) </text:span><text:span text:style-name="T85">na jeden byte</text:span></text:p>
      <text:p text:style-name="P39">MESSAGE = <text:span text:style-name="T196">zpráva od serveru, proč se akci nepovedlo vykonat</text:span></text:p>
      <text:h text:style-name="P86" text:outline-level="2">2.3 <text:span text:style-name="T86">Návaznost zpráv</text:span></text:h>
      <text:p text:style-name="P40">Uživatel se připojí <text:span text:style-name="T87">na server, </text:span><text:span text:style-name="T88">a pošle </text:span><text:span text:style-name="T89">CREATE nebo JOIN </text:span><text:span text:style-name="T90">zprávu. </text:span><text:span text:style-name="T91">Server odpoví </text:span><text:span text:style-name="T92">zprávou </text:span><text:span text:style-name="T93">JOINED. </text:span><text:span text:style-name="T94">Nyní </text:span><text:span text:style-name="T95">je hráč </text:span><text:span text:style-name="T96">v lobby. </text:span><text:span text:style-name="T97">Po naplnění kapacity lobby (2 hráči) </text:span><text:span text:style-name="T98">se oboum hráčům pošle zpráva </text:span><text:span text:style-name="T99">READY. </text:span><text:span text:style-name="T100">Hra začne </text:span><text:span text:style-name="T101">a hráči mohou hrát </text:span><text:span text:style-name="T102">pomocí zpráv PUT, TAKE a MOVE. </text:span><text:span text:style-name="T103">Po každém pohybu se </text:span><text:span text:style-name="T104">protihráči zkopíruje zpráva, </text:span><text:span text:style-name="T105">kter</text:span><text:span text:style-name="T106">ou hráč poslal </text:span><text:span text:style-name="T115">a hráči je odeslána zpráva OK</text:span><text:span text:style-name="T106">. </text:span><text:span text:style-name="T107">Pokud </text:span><text:span text:style-name="T108">byl tah neplatný dostane zprávu NOK </text:span><text:span text:style-name="T109">s vysvětlením, proč byl tah neplatný</text:span><text:span text:style-name="T108">. </text:span><text:span text:style-name="T110">Po dokončení hry je odeslán</text:span><text:span text:style-name="T111">a zpráva </text:span><text:span text:style-name="T112">OVER </text:span><text:span text:style-name="T113">a hra je „zničena“ a klienti odpojeni.</text:span></text:p>
      <text:p text:style-name="P41">Po dobu komunikace <text:span text:style-name="T114">jsou periodicky odesílány zprávy PING, PONG.</text:span></text:p>
      <text:h text:style-name="P87" text:outline-level="2"><text:span text:style-name="T198">2.4 </text:span>Chybové stavy <text:span text:style-name="T122">(zprávy)</text:span></text:h>
      <text:p text:style-name="P42">Chybový stav aplikace nastane, pokud server pošle zprávu NOK. <text:span text:style-name="T116">Většinou </text:span><text:span text:style-name="T117">nastává, když server odpovídá na zprávy.</text:span></text:p>
      <text:p text:style-name="P43">CREATE, <text:span text:style-name="T118">JOIN – </text:span><text:span text:style-name="T119">uživatelské jméno </text:span><text:span text:style-name="T120">již někdo využívá</text:span></text:p>
      <text:p text:style-name="P44">JOIN – <text:span text:style-name="T121">není žádná prázdná lobby</text:span></text:p>
      <text:p text:style-name="P67">MOVE, PUT, TAKE – <text:span text:style-name="T123">Neplatná pozice, </text:span><text:span text:style-name="T124">Hráč není na tahu</text:span></text:p>
      <text:h text:style-name="P90" text:outline-level="2">2.5 <text:span text:style-name="T208">Seznam </text:span><text:span text:style-name="T226">herních </text:span><text:span text:style-name="T208">stavů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InGamePut</text:p>
          </table:table-cell>
          <table:table-cell table:style-name="Table2.A1" office:value-type="string">
            <text:p text:style-name="P69">2</text:p>
          </table:table-cell>
        </table:table-row>
        <table:table-row>
          <table:table-cell table:style-name="Table2.A1" office:value-type="string">
            <text:p text:style-name="P69">InGamePutOpponnent</text:p>
          </table:table-cell>
          <table:table-cell table:style-name="Table2.A1" office:value-type="string">
            <text:p text:style-name="P69">3</text:p>
          </table:table-cell>
        </table:table-row>
        <table:table-row>
          <table:table-cell table:style-name="Table2.A1" office:value-type="string">
            <text:p text:style-name="P69">InGameTake</text:p>
          </table:table-cell>
          <table:table-cell table:style-name="Table2.A1" office:value-type="string">
            <text:p text:style-name="P69">4</text:p>
          </table:table-cell>
        </table:table-row>
        <table:table-row>
          <table:table-cell table:style-name="Table2.A1" office:value-type="string">
            <text:p text:style-name="P69">InGameTakeOpponent</text:p>
          </table:table-cell>
          <table:table-cell table:style-name="Table2.A1" office:value-type="string">
            <text:p text:style-name="P69">5</text:p>
          </table:table-cell>
        </table:table-row>
        <table:table-row>
          <table:table-cell table:style-name="Table2.A1" office:value-type="string">
            <text:p text:style-name="P69">InGameMove</text:p>
          </table:table-cell>
          <table:table-cell table:style-name="Table2.A1" office:value-type="string">
            <text:p text:style-name="P69">6</text:p>
          </table:table-cell>
        </table:table-row>
        <table:table-row>
          <table:table-cell table:style-name="Table2.A1" office:value-type="string">
            <text:p text:style-name="P69">InGameMoveOpponent</text:p>
          </table:table-cell>
          <table:table-cell table:style-name="Table2.A1" office:value-type="string">
            <text:p text:style-name="P69">7</text:p>
          </table:table-cell>
        </table:table-row>
        <text:soft-page-break/>
        <table:table-row>
          <table:table-cell table:style-name="Table2.A1" office:value-type="string">
            <text:p text:style-name="P69">GameOver</text:p>
          </table:table-cell>
          <table:table-cell table:style-name="Table2.A1" office:value-type="string">
            <text:p text:style-name="P69">8</text:p>
          </table:table-cell>
        </table:table-row>
      </table:table>
      <text:p text:style-name="P74"/>
      <text:h text:style-name="P91" text:outline-level="2">2.<text:span text:style-name="T207">6</text:span> Několik předpřipravených zpráv</text:h>
      <text:p text:style-name="P70"><text:span text:style-name="T201">11;</text:span>CREATE;Pepa <text:s text:c="4"/>--- <text:span text:style-name="T201">vytvoří hru </text:span><text:span text:style-name="T202">s hráčem Pepa</text:span></text:p>
      <text:p text:style-name="P70"><text:span text:style-name="T203">7;JOINED <text:s text:c="4"/>--- </text:span><text:span text:style-name="T204">uživatel se úspěšně připojil</text:span></text:p>
      <text:p text:style-name="P71">4;PING <text:s text:c="2"/>-- <text:span text:style-name="T205">pošle ping</text:span></text:p>
      <text:p text:style-name="P72">4;PONG --- <text:span text:style-name="T206">pošle pong</text:span></text:p>
      <text:p text:style-name="P73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75"><text:span text:style-name="T220">5;</text:span>PUT;<text:span text:style-name="T220">8 <text:s text:c="2"/>-- <text:s/>položí kámen na pozici 8</text:span></text:p>
      <text:p text:style-name="P76">6;TAKE;8 <text:s/>--- sebere kámen z pozice 8</text:p>
      <text:p text:style-name="P77"><text:span text:style-name="T221">2</text:span>;OK</text:p>
      <text:p text:style-name="P78"><text:span text:style-name="T223">29</text:span>;NOK;<text:span text:style-name="T222">Nepovedlo se uvařit steak</text:span></text:p>
      <text:h text:style-name="P82" text:outline-level="1" text:is-list-header="true"><text:span text:style-name="T199">3. </text:span><text:span text:style-name="T200">Implementace</text:span></text:h>
      <text:h text:style-name="P88" text:outline-level="2">3.1 Server</text:h>
      <text:p text:style-name="P45">Server je napsán v jazyce Rust. </text:p>
      <text:h text:style-name="P94" text:outline-level="3">3.1.<text:span text:style-name="T140">1</text:span> <text:span text:style-name="T125">Moduly</text:span></text:h>
      <text:p text:style-name="P46">Server je rozdělen na několik modulů. <text:span text:style-name="T129">Moduly, které </text:span><text:span text:style-name="T130">pracují v různých vláknech spolu komunikují skrz kanály.</text:span></text:p>
      <text:h text:style-name="P100" text:outline-level="4">Server</text:h>
      <text:p text:style-name="P47">Stará se o <text:span text:style-name="T126">připojování nových klientů,</text:span><text:span text:style-name="T127"> přijímání zpráv </text:span><text:span text:style-name="T128">a odpojování klientů</text:span><text:span text:style-name="T127">.</text:span></text:p>
      <text:h text:style-name="P101" text:outline-level="4">Receiver</text:h>
      <text:p text:style-name="P49">„Dispatcher“ pro <text:span text:style-name="T131">zpracování jednotlivých zpráv.</text:span></text:p>
      <text:h text:style-name="P102" text:outline-level="4">Message</text:h>
      <text:p text:style-name="P48">Stará se o serializaci a deserializaci zpráv.</text:p>
      <text:h text:style-name="P103" text:outline-level="4">Machine</text:h>
      <text:p text:style-name="P50">Konečný automat. Ř<text:span text:style-name="T132">íká, ve kterém </text:span><text:span text:style-name="T133">stavu se </text:span><text:span text:style-name="T134">klient nachází. </text:span><text:span text:style-name="T135">Zařizuje přechody mezi stavy </text:span><text:span text:style-name="T136">a obsahuje obsluhu </text:span><text:span text:style-name="T137">zpráv </text:span><text:span text:style-name="T138">od klienta.</text:span></text:p>
      <text:h text:style-name="P104" text:outline-level="4">Game</text:h>
      <text:p text:style-name="P51">Obsahuje logiku hry.</text:p>
      <text:h text:style-name="P105" text:outline-level="4"><text:soft-page-break/>Player</text:h>
      <text:p text:style-name="P52">Obsahuje informace o hráči a <text:span text:style-name="T139">slabou referenci na jeho klienta.</text:span></text:p>
      <text:h text:style-name="P96" text:outline-level="3">3.1.2 <text:span text:style-name="T160">Použité knihovny</text:span></text:h>
      <text:p text:style-name="P55">once_cell – <text:span text:style-name="T161">Využita pro</text:span><text:span text:style-name="T162"> inicializaci statických proměnných.</text:span></text:p>
      <text:h text:style-name="P97" text:outline-level="3">3.1.<text:span text:style-name="T159">3</text:span> <text:span text:style-name="T141">Překlad a spuštění</text:span></text:h>
      <text:p text:style-name="P53">K překladu je <text:span text:style-name="T142">potřeba </text:span><text:span text:style-name="T148">mít nainstalovaný</text:span><text:span text:style-name="T142"> </text:span><text:span text:style-name="T152">R</text:span><text:span text:style-name="T142">ust compiler </text:span><text:span text:style-name="T143">(rustc, </text:span><text:span text:style-name="T150">stabilní</text:span><text:span text:style-name="T143"> </text:span><text:span text:style-name="T149">verze 1.65.</text:span><text:span text:style-name="T151">0</text:span><text:span text:style-name="T143">) </text:span><text:span text:style-name="T144">a </text:span><text:span text:style-name="T145">balíč</text:span><text:span text:style-name="T146">kovací </text:span><text:span text:style-name="T147">systém cargo. </text:span><text:span text:style-name="T153">Poté stačí spustit příkaz „cargo </text:span><text:span text:style-name="T154">build</text:span><text:span text:style-name="T153">“ </text:span><text:span text:style-name="T155">pro </text:span><text:span text:style-name="T156">přeložení programu a „cargo run &lt;</text:span><text:span text:style-name="T157">argumenty&gt;</text:span><text:span text:style-name="T156">“ pro spuštění programu.</text:span></text:p>
      <text:h text:style-name="P106" text:outline-level="4">Argumenty programu</text:h>
      <text:p text:style-name="P54">Program bere dva argumenty – IP adresu a port</text:p>
      <text:h text:style-name="P89" text:outline-level="2"><text:span text:style-name="T163">3.2 </text:span><text:span text:style-name="T158">K</text:span>lient</text:h>
      <text:p text:style-name="P56">Klient je napsán v jazyce Java.</text:p>
      <text:h text:style-name="P95" text:outline-level="3">3.<text:span text:style-name="T165">2</text:span>.<text:span text:style-name="T140">1</text:span> <text:span text:style-name="T164">Třídy</text:span></text:h>
      <text:h text:style-name="P107" text:outline-level="4"><text:span text:style-name="T164">C</text:span>lient</text:h>
      <text:p text:style-name="P57">Stará se o připojení k serveru, <text:span text:style-name="T166">přijímání a odesílání zpráv.</text:span></text:p>
      <text:h text:style-name="P107" text:outline-level="4">Machine</text:h>
      <text:p text:style-name="P58">Enum <text:span text:style-name="T167">obsahující všechny stavy hry.</text:span></text:p>
      <text:h text:style-name="P107" text:outline-level="4">Message</text:h>
      <text:p text:style-name="P59">Třída serializující zprávy.</text:p>
      <text:h text:style-name="P107" text:outline-level="4">MessageType</text:h>
      <text:p text:style-name="P60">Enum <text:span text:style-name="T168">s typem zprávy.</text:span></text:p>
      <text:h text:style-name="P98" text:outline-level="3"><text:span text:style-name="T169">3.2.2 </text:span>Použité knihovny</text:h>
      <text:p text:style-name="P61">JavaFX – <text:span text:style-name="T170">využito pro </text:span><text:span text:style-name="T171">grafické rozhraní aplikace</text:span></text:p>
      <text:h text:style-name="P99" text:outline-level="3">3.2.3 <text:span text:style-name="T173">Překlad</text:span><text:span text:style-name="T172"> a spuštění</text:span></text:h>
      <text:p text:style-name="P63"><text:span text:style-name="T174">K překladu je potřeba </text:span><text:span text:style-name="T175">mít nainstalovaný Java JDK </text:span><text:span text:style-name="T176">verze 16, </text:span><text:span text:style-name="T177">Maven. </text:span><text:span text:style-name="T178">Pro překlad stačí spustit „mvn package“. </text:span><text:span text:style-name="T179">Ve složce target vznikne jar soubor client-1.0-SNAPSHOT.jar – </text:span><text:span text:style-name="T180">tento soubor lze spustit příkazem „java -</text:span>-jar client-<text:span text:style-name="T181">1.0.</text:span><text:span text:style-name="T182">jar</text:span><text:span text:style-name="T181">“.</text:span></text:p>
      <text:h text:style-name="P81" text:outline-level="1">4. Závěr</text:h>
      <text:p text:style-name="P62">Server i klient fungují na operačních systémech Windows a Linux. <text:span text:style-name="T183">Dle mého server využívá moc </text:span><text:span text:style-name="T184">kódu, </text:span><text:span text:style-name="T185">který vykonává vedlejší účinky </text:span><text:span text:style-name="T186">a dal by se přepsat mnohem lépe. </text:span><text:span text:style-name="T187">Bohužel jsem </text:span><text:span text:style-name="T188">ale</text:span><text:span text:style-name="T187"> v době </text:span><text:soft-page-break/><text:span text:style-name="T187">psaní semestrálky </text:span><text:span text:style-name="T189">moc neuměl Rust, </text:span><text:span text:style-name="T190">ani moc nerozuměl tomu, jak sockety fungují </text:span><text:span text:style-name="T191">a přepisovat </text:span><text:span text:style-name="T197">celou práci</text:span><text:span text:style-name="T191"> nyní by bylo moc práce. </text:span><text:span text:style-name="T224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4T16:54:00.597543583</dc:date>
    <meta:editing-duration>PT7H6M20S</meta:editing-duration>
    <meta:editing-cycles>777</meta:editing-cycles>
    <meta:document-statistic meta:table-count="2" meta:image-count="0" meta:object-count="0" meta:page-count="5" meta:paragraph-count="122" meta:word-count="798" meta:character-count="4980" meta:non-whitespace-character-count="4280"/>
  </office:meta>
</office:document-meta>
</file>